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78000002FF000002FF48A17155E02CCD40.svg" manifest:media-type="image/svg+xml"/>
  <manifest:file-entry manifest:full-path="Pictures/1000000100000024000000244B97D056E635546C.png" manifest:media-type="image/png"/>
  <manifest:file-entry manifest:full-path="Pictures/1000000000000040000000400C0F2187B4F7DE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style:writing-mode="lr-tb"/>
    </style:style>
    <style:style style:name="P2" style:family="paragraph" style:parent-style-name="Heading_20_3">
      <style:paragraph-properties style:writing-mode="lr-tb"/>
    </style:style>
    <style:style style:name="P3" style:family="paragraph" style:parent-style-name="Standard">
      <style:paragraph-properties fo:margin-top="0in" fo:margin-bottom="0.1965in" style:contextual-spacing="false"/>
    </style:style>
    <style:style style:name="P4" style:family="paragraph" style:parent-style-name="Text_20_body">
      <style:paragraph-properties style:writing-mode="lr-tb"/>
    </style:style>
    <style:style style:name="P5" style:family="paragraph" style:parent-style-name="Text_20_body" style:list-style-name="L1">
      <style:paragraph-properties fo:margin-top="0in" fo:margin-bottom="0in" style:contextual-spacing="false" style:writing-mode="lr-tb"/>
    </style:style>
    <style:style style:name="P6" style:family="paragraph" style:parent-style-name="Text_20_body" style:list-style-name="L1">
      <style:paragraph-properties style:writing-mode="lr-tb"/>
    </style:style>
    <style:style style:name="P7" style:family="paragraph" style:parent-style-name="Text_20_body" style:list-style-name="L2">
      <style:paragraph-properties fo:margin-top="0in" fo:margin-bottom="0in" style:contextual-spacing="false" style:writing-mode="lr-tb"/>
    </style:style>
    <style:style style:name="P8" style:family="paragraph" style:parent-style-name="Text_20_body" style:list-style-name="L2">
      <style:paragraph-properties style:writing-mode="lr-tb"/>
    </style:style>
    <style:style style:name="P9" style:family="paragraph" style:parent-style-name="Text_20_body" style:list-style-name="L3">
      <style:paragraph-properties fo:margin-top="0in" fo:margin-bottom="0in" style:contextual-spacing="false" style:writing-mode="lr-tb"/>
    </style:style>
    <style:style style:name="P10" style:family="paragraph" style:parent-style-name="Text_20_body" style:list-style-name="L3">
      <style:paragraph-properties style:writing-mode="lr-tb"/>
    </style:style>
    <style:style style:name="P11" style:family="paragraph" style:parent-style-name="Text_20_body" style:list-style-name="L4">
      <style:paragraph-properties fo:margin-top="0in" fo:margin-bottom="0in" style:contextual-spacing="false" style:writing-mode="lr-tb"/>
    </style:style>
    <style:style style:name="P12" style:family="paragraph" style:parent-style-name="Text_20_body" style:list-style-name="L4">
      <style:paragraph-properties style:writing-mode="lr-tb"/>
    </style:style>
    <style:style style:name="P13" style:family="paragraph" style:parent-style-name="Text_20_body" style:list-style-name="L5">
      <style:paragraph-properties fo:margin-top="0in" fo:margin-bottom="0in" style:contextual-spacing="false" style:writing-mode="lr-tb"/>
    </style:style>
    <style:style style:name="P14" style:family="paragraph" style:parent-style-name="Text_20_body" style:list-style-name="L5">
      <style:paragraph-properties style:writing-mode="lr-tb"/>
    </style:style>
    <style:style style:name="P15" style:family="paragraph" style:parent-style-name="Text_20_body" style:list-style-name="L6">
      <style:paragraph-properties fo:margin-top="0in" fo:margin-bottom="0in" style:contextual-spacing="false" style:writing-mode="lr-tb"/>
    </style:style>
    <style:style style:name="P16" style:family="paragraph" style:parent-style-name="Text_20_body" style:list-style-name="L6">
      <style:paragraph-properties style:writing-mode="lr-tb"/>
    </style:style>
    <style:style style:name="P17" style:family="paragraph" style:parent-style-name="Text_20_body" style:list-style-name="L7">
      <style:paragraph-properties fo:margin-top="0in" fo:margin-bottom="0in" style:contextual-spacing="false" style:writing-mode="lr-tb"/>
    </style:style>
    <style:style style:name="P18" style:family="paragraph" style:parent-style-name="Text_20_body" style:list-style-name="L7">
      <style:paragraph-properties style:writing-mode="lr-tb"/>
    </style:style>
    <style:style style:name="P19" style:family="paragraph" style:parent-style-name="Text_20_body" style:list-style-name="L8">
      <style:paragraph-properties fo:margin-top="0in" fo:margin-bottom="0in" style:contextual-spacing="false" style:writing-mode="lr-tb"/>
    </style:style>
    <style:style style:name="P20" style:family="paragraph" style:parent-style-name="Text_20_body" style:list-style-name="L8">
      <style:paragraph-properties style:writing-mode="lr-tb"/>
    </style:style>
    <style:style style:name="P21" style:family="paragraph" style:parent-style-name="Text_20_body" style:list-style-name="L9">
      <style:paragraph-properties fo:margin-top="0in" fo:margin-bottom="0in" style:contextual-spacing="false" style:writing-mode="lr-tb"/>
    </style:style>
    <style:style style:name="P22" style:family="paragraph" style:parent-style-name="Text_20_body" style:list-style-name="L9">
      <style:paragraph-properties style:writing-mode="lr-tb"/>
    </style:style>
    <style:style style:name="P23" style:family="paragraph" style:parent-style-name="Text_20_body" style:list-style-name="L10">
      <style:paragraph-properties fo:margin-top="0in" fo:margin-bottom="0in" style:contextual-spacing="false" style:writing-mode="lr-tb"/>
    </style:style>
    <style:style style:name="P24" style:family="paragraph" style:parent-style-name="Text_20_body" style:list-style-name="L10">
      <style:paragraph-properties style:writing-mode="lr-tb"/>
    </style:style>
    <style:style style:name="P25" style:family="paragraph" style:parent-style-name="Text_20_body" style:list-style-name="L11">
      <style:paragraph-properties fo:margin-top="0in" fo:margin-bottom="0in" style:contextual-spacing="false" style:writing-mode="lr-tb"/>
    </style:style>
    <style:style style:name="P26" style:family="paragraph" style:parent-style-name="Text_20_body" style:list-style-name="L11">
      <style:paragraph-properties style:writing-mode="lr-tb"/>
    </style:style>
    <style:style style:name="P27" style:family="paragraph" style:parent-style-name="Text_20_body" style:list-style-name="L12">
      <style:paragraph-properties fo:margin-top="0in" fo:margin-bottom="0in" style:contextual-spacing="false" style:writing-mode="lr-tb"/>
    </style:style>
    <style:style style:name="P28" style:family="paragraph" style:parent-style-name="Text_20_body" style:list-style-name="L12">
      <style:paragraph-properties style:writing-mode="lr-tb"/>
    </style:style>
    <style:style style:name="P29" style:family="paragraph" style:parent-style-name="Text_20_body" style:list-style-name="L13">
      <style:paragraph-properties fo:margin-top="0in" fo:margin-bottom="0in" style:contextual-spacing="false" style:writing-mode="lr-tb"/>
    </style:style>
    <style:style style:name="P30" style:family="paragraph" style:parent-style-name="Text_20_body" style:list-style-name="L13">
      <style:paragraph-properties style:writing-mode="lr-tb"/>
    </style:style>
    <style:style style:name="P31" style:family="paragraph" style:parent-style-name="Text_20_body" style:list-style-name="L14">
      <style:paragraph-properties fo:margin-top="0in" fo:margin-bottom="0in" style:contextual-spacing="false" style:writing-mode="lr-tb"/>
    </style:style>
    <style:style style:name="P32" style:family="paragraph" style:parent-style-name="Text_20_body" style:list-style-name="L14">
      <style:paragraph-properties style:writing-mode="lr-tb"/>
    </style:style>
    <style:style style:name="P33" style:family="paragraph" style:parent-style-name="Text_20_body" style:list-style-name="L15">
      <style:paragraph-properties fo:margin-top="0in" fo:margin-bottom="0in" style:contextual-spacing="false" style:writing-mode="lr-tb"/>
    </style:style>
    <style:style style:name="P34" style:family="paragraph" style:parent-style-name="Text_20_body" style:list-style-name="L15">
      <style:paragraph-properties style:writing-mode="lr-tb"/>
    </style:style>
    <style:style style:name="P35" style:family="paragraph" style:parent-style-name="Text_20_body" style:list-style-name="L16">
      <style:paragraph-properties fo:margin-top="0in" fo:margin-bottom="0in" style:contextual-spacing="false" style:writing-mode="lr-tb"/>
    </style:style>
    <style:style style:name="P36" style:family="paragraph" style:parent-style-name="Text_20_body" style:list-style-name="L16">
      <style:paragraph-properties style:writing-mode="lr-tb"/>
    </style:style>
    <style:style style:name="P37" style:family="paragraph" style:parent-style-name="Text_20_body" style:list-style-name="L17">
      <style:paragraph-properties fo:margin-top="0in" fo:margin-bottom="0in" style:contextual-spacing="false" style:writing-mode="lr-tb"/>
    </style:style>
    <style:style style:name="P38" style:family="paragraph" style:parent-style-name="Text_20_body" style:list-style-name="L17">
      <style:paragraph-properties style:writing-mode="lr-t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683e7aaee7e73e6">
        <text:section text:style-name="Sect1" text:name="user-query-content-8">
          <text:p text:style-name="P4">I plan to write a book, it is about concept-based chinese learning, can you help me plan, where to find publishers</text:p>
        </text:section>
        <text:p text:style-name="P3"><draw:frame draw:style-name="fr1" draw:name="Image1" text:anchor-type="as-char" svg:width="0.302in" svg:height="0.302in" draw:z-index="0"><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h text:style-name="P1" text:outline-level="2">Planning Your Concept-Based Chinese Learning Book</text:h>
        <text:p text:style-name="P4"><text:span text:style-name="Strong_20_Emphasis">Great idea!</text:span> A concept-based approach to Chinese learning can be a refreshing and effective way to help learners understand the language on a deeper level.</text:p>
        <text:h text:style-name="P2" text:outline-level="3">Planning Your Book</text:h>
        <text:p text:style-name="P4">Here are some key areas to consider when planning your book:</text:p>
        <text:list text:style-name="L1">
          <text:list-item>
            <text:p text:style-name="P6"><text:span text:style-name="Strong_20_Emphasis">Target Audience:</text:span></text:p>
            <text:list>
              <text:list-item>
                <text:p text:style-name="P5"><text:span text:style-name="Strong_20_Emphasis">Level:</text:span> Are you aiming for beginners, intermediate, or advanced learners? </text:p>
              </text:list-item>
              <text:list-item>
                <text:p text:style-name="P5"><text:span text:style-name="Strong_20_Emphasis">Interests:</text:span> What are your target audience's specific interests or goals for learning Chinese? </text:p>
              </text:list-item>
            </text:list>
          </text:list-item>
          <text:list-item>
            <text:p text:style-name="P6"><text:span text:style-name="Strong_20_Emphasis">Core Concepts:</text:span></text:p>
            <text:list>
              <text:list-item>
                <text:p text:style-name="P5"><text:span text:style-name="Strong_20_Emphasis">Identify key concepts:</text:span> What are the fundamental concepts you want to focus on (e.g., culture, history, philosophy)? </text:p>
              </text:list-item>
              <text:list-item>
                <text:p text:style-name="P5"><text:span text:style-name="Strong_20_Emphasis">Curate content:</text:span> Gather relevant materials, examples, and exercises that illustrate these concepts. </text:p>
              </text:list-item>
            </text:list>
          </text:list-item>
          <text:list-item>
            <text:p text:style-name="P6"><text:span text:style-name="Strong_20_Emphasis">Teaching Methodology:</text:span></text:p>
            <text:list>
              <text:list-item>
                <text:p text:style-name="P5"><text:span text:style-name="Strong_20_Emphasis">Concept-based approach:</text:span> Clearly outline how you will present and explain concepts in a way that fosters understanding. </text:p>
              </text:list-item>
              <text:list-item>
                <text:p text:style-name="P5"><text:span text:style-name="Strong_20_Emphasis">Engagement techniques:</text:span> Consider using interactive elements, such as exercises, quizzes, or cultural activities, to keep learners engaged. </text:p>
              </text:list-item>
            </text:list>
          </text:list-item>
          <text:list-item>
            <text:p text:style-name="P6"><text:span text:style-name="Strong_20_Emphasis">Structure:</text:span></text:p>
            <text:list>
              <text:list-item>
                <text:p text:style-name="P5"><text:span text:style-name="Strong_20_Emphasis">Logical progression:</text:span> Ensure your book has a clear and logical structure that guides learners from basic to more advanced concepts. </text:p>
              </text:list-item>
              <text:list-item>
                <text:p text:style-name="P5"><text:span text:style-name="Strong_20_Emphasis">Chapter breakdown:</text:span> Divide your content into chapters or units that cover specific topics or concepts. </text:p>
              </text:list-item>
            </text:list>
          </text:list-item>
          <text:list-item>
            <text:p text:style-name="P6"><text:span text:style-name="Strong_20_Emphasis">Writing Style:</text:span></text:p>
            <text:list>
              <text:list-item>
                <text:p text:style-name="P5"><text:span text:style-name="Strong_20_Emphasis">Clarity and conciseness:</text:span> Use clear and concise language that is easy for learners to understand. </text:p>
              </text:list-item>
              <text:list-item>
                <text:p text:style-name="P6"><text:span text:style-name="Strong_20_Emphasis">Cultural sensitivity:</text:span> Be mindful of cultural nuances and avoid stereotypes. </text:p>
              </text:list-item>
            </text:list>
          </text:list-item>
        </text:list>
        <text:h text:style-name="P2" text:outline-level="3"><text:soft-page-break/>Finding Publishers</text:h>
        <text:p text:style-name="P4">Once you have a solid plan for your book, it's time to start exploring publishing options. Here are some avenues to consider:</text:p>
        <text:list text:style-name="L2">
          <text:list-item>
            <text:p text:style-name="P8"><text:span text:style-name="Strong_20_Emphasis">Traditional Publishing:</text:span></text:p>
            <text:list>
              <text:list-item>
                <text:p text:style-name="P7"><text:span text:style-name="Strong_20_Emphasis">Agents:</text:span> Research literary agents who specialize in language learning and educational books. </text:p>
              </text:list-item>
              <text:list-item>
                <text:p text:style-name="P7"><text:span text:style-name="Strong_20_Emphasis">Publishers:</text:span> Identify publishing houses that focus on language learning or educational materials. </text:p>
              </text:list-item>
              <text:list-item>
                <text:p text:style-name="P7"><text:span text:style-name="Strong_20_Emphasis">Query letters:</text:span> Craft compelling query letters to introduce your book proposal to agents and publishers. </text:p>
              </text:list-item>
            </text:list>
          </text:list-item>
          <text:list-item>
            <text:p text:style-name="P8"><text:span text:style-name="Strong_20_Emphasis">Self-Publishing:</text:span></text:p>
            <text:list>
              <text:list-item>
                <text:p text:style-name="P7"><text:span text:style-name="Strong_20_Emphasis">Platforms:</text:span> Explore self-publishing platforms like Amazon KDP, IngramSpark, or Lulu. </text:p>
              </text:list-item>
              <text:list-item>
                <text:p text:style-name="P7"><text:span text:style-name="Strong_20_Emphasis">Editing and design:</text:span> Ensure your book is professionally edited, formatted, and designed before publishing. </text:p>
              </text:list-item>
              <text:list-item>
                <text:p text:style-name="P7"><text:span text:style-name="Strong_20_Emphasis">Marketing:</text:span> Develop a marketing plan to promote your self-published book. </text:p>
              </text:list-item>
            </text:list>
          </text:list-item>
          <text:list-item>
            <text:p text:style-name="P8"><text:span text:style-name="Strong_20_Emphasis">Hybrid Publishing:</text:span></text:p>
            <text:list>
              <text:list-item>
                <text:p text:style-name="P8"><text:span text:style-name="Strong_20_Emphasis">Combination:</text:span> Consider a hybrid approach where you work with a publisher for distribution and marketing while retaining some author rights. </text:p>
              </text:list-item>
            </text:list>
          </text:list-item>
        </text:list>
        <text:p text:style-name="P4"><text:span text:style-name="Strong_20_Emphasis">Additional Tips:</text:span></text:p>
        <text:list text:style-name="L3">
          <text:list-item>
            <text:p text:style-name="P9"><text:span text:style-name="Strong_20_Emphasis">Network:</text:span> Connect with other authors, language teachers, and industry professionals to get feedback and advice. </text:p>
          </text:list-item>
          <text:list-item>
            <text:p text:style-name="P9"><text:span text:style-name="Strong_20_Emphasis">Join writing communities:</text:span> Participate in online or local writing groups to connect with like-minded individuals. </text:p>
          </text:list-item>
          <text:list-item>
            <text:p text:style-name="P10"><text:span text:style-name="Strong_20_Emphasis">Attend writing conferences:</text:span> These events can provide valuable insights and networking opportunities. </text:p>
          </text:list-item>
        </text:list>
        <text:p text:style-name="P4"><text:span text:style-name="Strong_20_Emphasis">Would you like to discuss any specific aspects of your book in more detail?</text:span> I can help you brainstorm ideas, provide feedback, or offer additional resources.</text:p>
        <text:section text:style-name="Sect1" text:name="feedback-form-8">
          <text:p text:style-name="Text_20_body"/>
        </text:section>
        <text:section text:style-name="Sect1" text:name="factuality-form-8">
          <text:p text:style-name="Text_20_body"/>
        </text:section>
      </text:section>
      <text:section text:style-name="Sect1" text:name="fa22e97736c983cb">
        <text:p text:style-name="Standard"><draw:frame draw:style-name="fr1" draw:name="Image2" text:anchor-type="as-char" svg:width="0.2665in" svg:height="0.2665in" draw:z-index="1"><draw:image xlink:href="Pictures/1000000000000040000000400C0F2187B4F7DEFC.png" xlink:type="simple" xlink:show="embed" xlink:actuate="onLoad" draw:mime-type="image/png"/><svg:title>profile picture</svg:title></draw:frame></text:p>
        <text:section text:style-name="Sect1" text:name="user-query-content-9">
          <text:p text:style-name="P4">Great tips, will look into them. It is actually part of ambitious and comprehensive project: 1) website, 2) app (desktop and mobile) 3) book 4) flashcard, all sounded the idea of concept-based chinese learning, can you expand your suggestions holistically on the project-level</text:p>
        </text:section>
        <text:p text:style-name="P3"><draw:frame draw:style-name="fr1" draw:name="Image3" text:anchor-type="as-char" svg:width="0.302in" svg:height="0.302in" draw:z-index="2"><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h text:style-name="P1" text:outline-level="2"><text:soft-page-break/>Expanding Your Project: A Holistic Approach to Concept-Based Chinese Learning</text:h>
        <text:p text:style-name="P4"><text:span text:style-name="Strong_20_Emphasis">That's a fantastic project!</text:span> A comprehensive approach with a website, app, book, and flashcards can provide a rich and engaging learning experience for your target audience.</text:p>
        <text:h text:style-name="P2" text:outline-level="3">Project Planning and Coordination</text:h>
        <text:list text:style-name="L4">
          <text:list-item>
            <text:p text:style-name="P11"><text:span text:style-name="Strong_20_Emphasis">Project Management Tool:</text:span> Use a project management tool like Trello, Asana, or Basecamp to track tasks, deadlines, and progress across all components of the project. </text:p>
          </text:list-item>
          <text:list-item>
            <text:p text:style-name="P11"><text:span text:style-name="Strong_20_Emphasis">Team Collaboration:</text:span> If you're working with a team, establish clear communication channels and roles to ensure everyone is aligned on goals and responsibilities. </text:p>
          </text:list-item>
          <text:list-item>
            <text:p text:style-name="P12"><text:span text:style-name="Strong_20_Emphasis">Content Strategy:</text:span> Develop a comprehensive content strategy that outlines the topics, themes, and concepts to be covered in each component of the project. </text:p>
          </text:list-item>
        </text:list>
        <text:h text:style-name="P2" text:outline-level="3">Website Development</text:h>
        <text:list text:style-name="L5">
          <text:list-item>
            <text:p text:style-name="P13"><text:span text:style-name="Strong_20_Emphasis">User Experience:</text:span> Prioritize a user-friendly interface that is easy to navigate and visually appealing. </text:p>
          </text:list-item>
          <text:list-item>
            <text:p text:style-name="P13"><text:span text:style-name="Strong_20_Emphasis">Interactive Features:</text:span> Incorporate interactive elements like quizzes, games, and cultural content to enhance engagement. </text:p>
          </text:list-item>
          <text:list-item>
            <text:p text:style-name="P13"><text:span text:style-name="Strong_20_Emphasis">Mobile Optimization:</text:span> Ensure your website is fully responsive and optimized for mobile devices. </text:p>
          </text:list-item>
          <text:list-item>
            <text:p text:style-name="P14"><text:span text:style-name="Strong_20_Emphasis">E-commerce Integration:</text:span> If you plan to sell your book or other products, integrate an e-commerce platform. </text:p>
          </text:list-item>
        </text:list>
        <text:h text:style-name="P2" text:outline-level="3">App Development</text:h>
        <text:list text:style-name="L6">
          <text:list-item>
            <text:p text:style-name="P15"><text:span text:style-name="Strong_20_Emphasis">Cross-Platform Compatibility:</text:span> Develop apps for both iOS and Android platforms to reach a wider audience. </text:p>
          </text:list-item>
          <text:list-item>
            <text:p text:style-name="P15"><text:span text:style-name="Strong_20_Emphasis">Offline Functionality:</text:span> Consider allowing users to download content for offline access. </text:p>
          </text:list-item>
          <text:list-item>
            <text:p text:style-name="P15"><text:span text:style-name="Strong_20_Emphasis">Gamification:</text:span> Incorporate gamification elements like points, badges, and leaderboards to motivate learners. </text:p>
          </text:list-item>
          <text:list-item>
            <text:p text:style-name="P16"><text:span text:style-name="Strong_20_Emphasis">Integration with Website:</text:span> Ensure seamless integration between your website and app for a cohesive user experience. </text:p>
          </text:list-item>
        </text:list>
        <text:h text:style-name="P2" text:outline-level="3">Book Development</text:h>
        <text:list text:style-name="L7">
          <text:list-item>
            <text:p text:style-name="P17"><text:span text:style-name="Strong_20_Emphasis">Content Alignment:</text:span> Align the content of your book with your website and app to create a comprehensive learning experience. </text:p>
          </text:list-item>
          <text:list-item>
            <text:p text:style-name="P17"><text:span text:style-name="Strong_20_Emphasis">Multimedia Integration:</text:span> Consider including multimedia elements like images, audio, and video to enhance understanding. </text:p>
          </text:list-item>
          <text:list-item>
            <text:p text:style-name="P17"><text:span text:style-name="Strong_20_Emphasis">Print and Digital Versions:</text:span> Offer both print and digital versions of your book to cater to different preferences. </text:p>
          </text:list-item>
          <text:list-item>
            <text:p text:style-name="P18"><text:soft-page-break/><text:span text:style-name="Strong_20_Emphasis">Author Branding:</text:span> Develop a strong author brand to establish your expertise and build trust with your audience. </text:p>
          </text:list-item>
        </text:list>
        <text:h text:style-name="P2" text:outline-level="3">Flashcard Development</text:h>
        <text:list text:style-name="L8">
          <text:list-item>
            <text:p text:style-name="P19"><text:span text:style-name="Strong_20_Emphasis">Digital Format:</text:span> Create digital flashcards that can be accessed through your website or app. </text:p>
          </text:list-item>
          <text:list-item>
            <text:p text:style-name="P19"><text:span text:style-name="Strong_20_Emphasis">Customization:</text:span> Allow users to customize flashcards, add notes, and create their own sets. </text:p>
          </text:list-item>
          <text:list-item>
            <text:p text:style-name="P19"><text:span text:style-name="Strong_20_Emphasis">Spaced Repetition:</text:span> Implement spaced repetition algorithms to optimize learning and retention. </text:p>
          </text:list-item>
          <text:list-item>
            <text:p text:style-name="P20"><text:span text:style-name="Strong_20_Emphasis">Integration with Other Components:</text:span> Integrate flashcards with your website and app to provide a seamless learning experience. </text:p>
          </text:list-item>
        </text:list>
        <text:h text:style-name="P2" text:outline-level="3">Marketing and Promotion</text:h>
        <text:list text:style-name="L9">
          <text:list-item>
            <text:p text:style-name="P21"><text:span text:style-name="Strong_20_Emphasis">Target Audience Research:</text:span> Identify your target audience's preferences, behaviors, and online platforms. </text:p>
          </text:list-item>
          <text:list-item>
            <text:p text:style-name="P21"><text:span text:style-name="Strong_20_Emphasis">Social Media Marketing:</text:span> Utilize social media platforms to promote your project and engage with your audience. </text:p>
          </text:list-item>
          <text:list-item>
            <text:p text:style-name="P21"><text:span text:style-name="Strong_20_Emphasis">Content Marketing:</text:span> Create high-quality content, such as blog posts, videos, or podcasts, to attract and inform potential users. </text:p>
          </text:list-item>
          <text:list-item>
            <text:p text:style-name="P22"><text:span text:style-name="Strong_20_Emphasis">Partnerships and Collaborations:</text:span> Partner with language schools, cultural organizations, or influencers to reach a wider audience. </text:p>
          </text:list-item>
        </text:list>
        <text:p text:style-name="P4">By following these guidelines and carefully planning each component of your project, you can create a comprehensive and effective concept-based Chinese learning resource that will benefit learners of all levels.</text:p>
        <text:section text:style-name="Sect1" text:name="feedback-form-9">
          <text:p text:style-name="Text_20_body"/>
        </text:section>
        <text:section text:style-name="Sect1" text:name="factuality-form-9">
          <text:p text:style-name="Text_20_body"/>
        </text:section>
      </text:section>
      <text:section text:style-name="Sect1" text:name="5110b1df154ce39c">
        <text:p text:style-name="Standard"><draw:frame draw:style-name="fr1" draw:name="Image4" text:anchor-type="as-char" svg:width="0.2665in" svg:height="0.2665in" draw:z-index="3"><draw:image xlink:href="Pictures/1000000000000040000000400C0F2187B4F7DEFC.png" xlink:type="simple" xlink:show="embed" xlink:actuate="onLoad" draw:mime-type="image/png"/><svg:title>profile picture</svg:title></draw:frame></text:p>
        <text:section text:style-name="Sect1" text:name="user-query-content-10">
          <text:p text:style-name="P4">Thank you for pointing out a project management tool. Very good plan. A daunting project, but hope to divide and conquer.</text:p>
        </text:section>
        <text:p text:style-name="P3"><draw:frame draw:style-name="fr1" draw:name="Image5" text:anchor-type="as-char" svg:width="0.302in" svg:height="0.302in" draw:z-index="4"><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p text:style-name="P4"><text:span text:style-name="Strong_20_Emphasis">Absolutely!</text:span> A project of this scale can be daunting, but with careful planning and execution, it can be a rewarding and fulfilling endeavor.</text:p>
        <text:p text:style-name="P4"><text:span text:style-name="Strong_20_Emphasis">Remember to break down the project into smaller, manageable tasks.</text:span> This will help you stay organized, track progress, and avoid feeling overwhelmed.</text:p>
        <text:p text:style-name="P4"><text:span text:style-name="Strong_20_Emphasis">Don't hesitate to seek help or advice from others.</text:span> There are many resources available, including online communities, forums, and professional organizations, where you can connect with like-minded individuals.</text:p>
        <text:p text:style-name="P4"><text:span text:style-name="Strong_20_Emphasis">Good luck with your project!</text:span> I'm confident that with your dedication and hard work, you'll achieve great success.</text:p>
        <text:section text:style-name="Sect1" text:name="feedback-form-10">
          <text:p text:style-name="Text_20_body"><text:soft-page-break/></text:p>
        </text:section>
        <text:section text:style-name="Sect1" text:name="factuality-form-10">
          <text:p text:style-name="Text_20_body"/>
        </text:section>
      </text:section>
      <text:section text:style-name="Sect1" text:name="f754bd2babdff9a1">
        <text:p text:style-name="Standard"><draw:frame draw:style-name="fr1" draw:name="Image6" text:anchor-type="as-char" svg:width="0.2665in" svg:height="0.2665in" draw:z-index="5"><draw:image xlink:href="Pictures/1000000000000040000000400C0F2187B4F7DEFC.png" xlink:type="simple" xlink:show="embed" xlink:actuate="onLoad" draw:mime-type="image/png"/><svg:title>profile picture</svg:title></draw:frame></text:p>
        <text:section text:style-name="Sect1" text:name="user-query-content-11">
          <text:p text:style-name="P4">Based on your knowledge, how many basic concepts are there for age groups 1) &lt; 12, 2) 13 -18 3) 19 - 25, just an estimate, no need to be accurate and correct</text:p>
        </text:section>
        <text:p text:style-name="P3"><draw:frame draw:style-name="fr1" draw:name="Image7" text:anchor-type="as-char" svg:width="0.302in" svg:height="0.302in" draw:z-index="6"><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h text:style-name="P1" text:outline-level="2">Estimating Basic Concepts for Age Groups</text:h>
        <text:p text:style-name="P4"><text:span text:style-name="Strong_20_Emphasis">Note:</text:span> These are rough estimates and can vary depending on individual development, cultural factors, and educational experiences.</text:p>
        <text:h text:style-name="P2" text:outline-level="3">Age Group 1: &lt; 12</text:h>
        <text:list text:style-name="L10">
          <text:list-item>
            <text:p text:style-name="P23"><text:span text:style-name="Strong_20_Emphasis">Estimated Concepts:</text:span> 500-1000 </text:p>
            <text:list>
              <text:list-item>
                <text:p text:style-name="P24">This age group is rapidly acquiring vocabulary and basic concepts related to objects, actions, and simple relationships. </text:p>
              </text:list-item>
            </text:list>
          </text:list-item>
        </text:list>
        <text:h text:style-name="P2" text:outline-level="3">Age Group 2: 13-18</text:h>
        <text:list text:style-name="L11">
          <text:list-item>
            <text:p text:style-name="P25"><text:span text:style-name="Strong_20_Emphasis">Estimated Concepts:</text:span> 2000-3000 </text:p>
            <text:list>
              <text:list-item>
                <text:p text:style-name="P26">Adolescents are expanding their vocabulary and understanding more complex concepts, including abstract ideas, social relationships, and scientific principles. </text:p>
              </text:list-item>
            </text:list>
          </text:list-item>
        </text:list>
        <text:h text:style-name="P2" text:outline-level="3">Age Group 3: 19-25</text:h>
        <text:list text:style-name="L12">
          <text:list-item>
            <text:p text:style-name="P27"><text:span text:style-name="Strong_20_Emphasis">Estimated Concepts:</text:span> 4000-5000+ </text:p>
            <text:list>
              <text:list-item>
                <text:p text:style-name="P28">Young adults continue to acquire new concepts, especially in their fields of study or work. They may also be developing specialized knowledge in areas like philosophy, literature, or history. </text:p>
              </text:list-item>
            </text:list>
          </text:list-item>
        </text:list>
        <text:p text:style-name="P4"><text:span text:style-name="Strong_20_Emphasis">It's important to note that these are just estimates.</text:span> The number of concepts a person understands can vary greatly depending on factors such as education, exposure to different experiences, and individual learning styles.</text:p>
        <text:section text:style-name="Sect1" text:name="feedback-form-11">
          <text:p text:style-name="Text_20_body"/>
        </text:section>
        <text:section text:style-name="Sect1" text:name="factuality-form-11">
          <text:p text:style-name="Text_20_body"/>
        </text:section>
      </text:section>
      <text:section text:style-name="Sect1" text:name="f14a7e3b58a85712">
        <text:p text:style-name="Standard"><draw:frame draw:style-name="fr1" draw:name="Image8" text:anchor-type="as-char" svg:width="0.2665in" svg:height="0.2665in" draw:z-index="7"><draw:image xlink:href="Pictures/1000000000000040000000400C0F2187B4F7DEFC.png" xlink:type="simple" xlink:show="embed" xlink:actuate="onLoad" draw:mime-type="image/png"/><svg:title>profile picture</svg:title></draw:frame></text:p>
        <text:section text:style-name="Sect1" text:name="user-query-content-12">
          <text:p text:style-name="P4">Like your estimates, incidentally your numbers align well roughly with character count for each age group or learning level. This really reinforces by intuition to approach chinese learning based on concepts</text:p>
        </text:section>
        <text:p text:style-name="P3"><draw:frame draw:style-name="fr1" draw:name="Image9" text:anchor-type="as-char" svg:width="0.302in" svg:height="0.302in" draw:z-index="8"><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p text:style-name="P4"><text:soft-page-break/><text:span text:style-name="Strong_20_Emphasis">That's a great observation!</text:span> The correlation between the number of concepts and character count is likely due to the fact that as we learn more complex concepts, we also encounter more specialized vocabulary.</text:p>
        <text:p text:style-name="P4"><text:span text:style-name="Strong_20_Emphasis">A concept-based approach to language learning can be particularly effective for Chinese</text:span> because it focuses on understanding the underlying meaning and relationships between words, rather than simply memorizing individual characters. This can help learners develop a deeper understanding of the language and its culture.</text:p>
        <text:p text:style-name="P4"><text:span text:style-name="Strong_20_Emphasis">Would you like to discuss any specific concepts or themes that you think would be beneficial to include in your project?</text:span> Perhaps we could brainstorm some ideas together.</text:p>
        <text:section text:style-name="Sect1" text:name="feedback-form-12">
          <text:p text:style-name="Text_20_body"/>
        </text:section>
        <text:section text:style-name="Sect1" text:name="factuality-form-12">
          <text:p text:style-name="Text_20_body"/>
        </text:section>
      </text:section>
      <text:section text:style-name="Sect1" text:name="326c37db780434c3">
        <text:p text:style-name="Standard"><draw:frame draw:style-name="fr1" draw:name="Image10" text:anchor-type="as-char" svg:width="0.2665in" svg:height="0.2665in" draw:z-index="9"><draw:image xlink:href="Pictures/1000000000000040000000400C0F2187B4F7DEFC.png" xlink:type="simple" xlink:show="embed" xlink:actuate="onLoad" draw:mime-type="image/png"/><svg:title>profile picture</svg:title></draw:frame></text:p>
        <text:section text:style-name="Sect1" text:name="user-query-content-13">
          <text:p text:style-name="P4">I am thinking of using category/subcategories of concepts, e.g nature, human body, society, animal, plant, do you get my idea</text:p>
        </text:section>
        <text:p text:style-name="P3"><draw:frame draw:style-name="fr1" draw:name="Image11" text:anchor-type="as-char" svg:width="0.302in" svg:height="0.302in" draw:z-index="10"><draw:image xlink:href="Pictures/10000478000002FF000002FF48A17155E02CCD40.svg" xlink:type="simple" xlink:show="embed" xlink:actuate="onLoad" draw:mime-type="image/svg+xml"/><draw:image xlink:href="Pictures/1000000100000024000000244B97D056E635546C.png" xlink:type="simple" xlink:show="embed" xlink:actuate="onLoad" draw:mime-type="image/png"/></draw:frame></text:p>
        <text:p text:style-name="P4"><text:span text:style-name="Strong_20_Emphasis">Absolutely!</text:span> Using categories and subcategories is a great way to organize and structure your concept-based Chinese learning materials. It provides a clear framework for learners to understand the relationships between different concepts and how they fit together within the broader context of the language.</text:p>
        <text:p text:style-name="P4">Here are some potential categories and subcategories that you could consider:</text:p>
        <text:h text:style-name="P2" text:outline-level="3">Nature</text:h>
        <text:list text:style-name="L13">
          <text:list-item>
            <text:p text:style-name="P29"><text:span text:style-name="Strong_20_Emphasis">Weather:</text:span> rain, snow, wind, sun </text:p>
          </text:list-item>
          <text:list-item>
            <text:p text:style-name="P29"><text:span text:style-name="Strong_20_Emphasis">Geography:</text:span> mountains, rivers, oceans, forests </text:p>
          </text:list-item>
          <text:list-item>
            <text:p text:style-name="P29"><text:span text:style-name="Strong_20_Emphasis">Animals:</text:span> mammals, birds, reptiles, insects </text:p>
          </text:list-item>
          <text:list-item>
            <text:p text:style-name="P30"><text:span text:style-name="Strong_20_Emphasis">Plants:</text:span> trees, flowers, fruits, vegetables </text:p>
          </text:list-item>
        </text:list>
        <text:h text:style-name="P2" text:outline-level="3">Human Body</text:h>
        <text:list text:style-name="L14">
          <text:list-item>
            <text:p text:style-name="P31"><text:span text:style-name="Strong_20_Emphasis">Parts:</text:span> head, arms, legs, torso </text:p>
          </text:list-item>
          <text:list-item>
            <text:p text:style-name="P31"><text:span text:style-name="Strong_20_Emphasis">Senses:</text:span> sight, hearing, touch, taste, smell </text:p>
          </text:list-item>
          <text:list-item>
            <text:p text:style-name="P32"><text:span text:style-name="Strong_20_Emphasis">Health:</text:span> illness, injury, medicine </text:p>
          </text:list-item>
        </text:list>
        <text:h text:style-name="P2" text:outline-level="3">Society</text:h>
        <text:list text:style-name="L15">
          <text:list-item>
            <text:p text:style-name="P33"><text:span text:style-name="Strong_20_Emphasis">Family:</text:span> parents, children, siblings, grandparents </text:p>
          </text:list-item>
          <text:list-item>
            <text:p text:style-name="P33"><text:span text:style-name="Strong_20_Emphasis">Community:</text:span> school, neighborhood, city, country </text:p>
          </text:list-item>
          <text:list-item>
            <text:p text:style-name="P33"><text:span text:style-name="Strong_20_Emphasis">Government:</text:span> president, mayor, police, army </text:p>
          </text:list-item>
          <text:list-item>
            <text:p text:style-name="P34"><text:span text:style-name="Strong_20_Emphasis">Economy:</text:span> jobs, money, business, trade </text:p>
          </text:list-item>
        </text:list>
        <text:h text:style-name="P2" text:outline-level="3"><text:soft-page-break/>Animal</text:h>
        <text:list text:style-name="L16">
          <text:list-item>
            <text:p text:style-name="P35"><text:span text:style-name="Strong_20_Emphasis">Domestic animals:</text:span> dogs, cats, horses, cows </text:p>
          </text:list-item>
          <text:list-item>
            <text:p text:style-name="P35"><text:span text:style-name="Strong_20_Emphasis">Wild animals:</text:span> lions, tigers, elephants, monkeys </text:p>
          </text:list-item>
          <text:list-item>
            <text:p text:style-name="P36"><text:span text:style-name="Strong_20_Emphasis">Animal behavior:</text:span> eating, sleeping, playing, hunting </text:p>
          </text:list-item>
        </text:list>
        <text:h text:style-name="P2" text:outline-level="3">Plant</text:h>
        <text:list text:style-name="L17">
          <text:list-item>
            <text:p text:style-name="P37"><text:span text:style-name="Strong_20_Emphasis">Parts:</text:span> roots, stems, leaves, flowers, fruits </text:p>
          </text:list-item>
          <text:list-item>
            <text:p text:style-name="P37"><text:span text:style-name="Strong_20_Emphasis">Types:</text:span> trees, shrubs, herbs, grasses </text:p>
          </text:list-item>
          <text:list-item>
            <text:p text:style-name="P38"><text:span text:style-name="Strong_20_Emphasis">Growth:</text:span> planting, watering, fertilizing </text:p>
          </text:list-item>
        </text:list>
        <text:p text:style-name="P4"><text:span text:style-name="Strong_20_Emphasis">These are just a few examples.</text:span> You can customize the categories and subcategories to fit your specific learning goals and the interests of your target audience.</text:p>
        <text:p text:style-name="P4">Would you like to explore any of these categories in more detail, or do you have other ideas in mind?</text:p>
        <text:section text:style-name="Sect1" text:name="feedback-form-13">
          <text:p text:style-name="Text_20_body"/>
        </text:section>
        <text:section text:style-name="Sect1" text:name="factuality-form-13">
          <text:p text:style-name="Text_20_body"/>
        </text:section>
      </text:section>
      <text:section text:style-name="Sect1" text:name="68a692891accdd58">
        <text:p text:style-name="Standard"><draw:frame draw:style-name="fr1" draw:name="Image12" text:anchor-type="as-char" svg:width="0.2665in" svg:height="0.2665in" draw:z-index="11"><draw:image xlink:href="Pictures/1000000000000040000000400C0F2187B4F7DEFC.png" xlink:type="simple" xlink:show="embed" xlink:actuate="onLoad" draw:mime-type="image/png"/><svg:title>profile picture</svg:title></draw:frame></text:p>
        <text:section text:style-name="Sect1" text:name="user-query-content-14">
          <text:p text:style-name="Text_20_body"/>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22:32:13.956000000</meta:creation-date>
    <dc:date>2024-08-31T22:33:12.582000000</dc:date>
    <meta:editing-duration>PT58S</meta:editing-duration>
    <meta:editing-cycles>1</meta:editing-cycles>
    <meta:document-statistic meta:table-count="0" meta:image-count="12" meta:object-count="0" meta:page-count="7" meta:paragraph-count="131" meta:word-count="1616" meta:character-count="10846" meta:non-whitespace-character-count="9357"/>
    <meta:generator>LibreOffice/7.4.4.2$Windows_X86_64 LibreOffice_project/85569322deea74ec9134968a29af2df5663baa21</meta:generator>
  </office:meta>
</office:document-meta>
</file>